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fo:font-weight="bold" officeooo:rsid="0007060b" officeooo:paragraph-rsid="0007060b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" officeooo:rsid="0007060b" officeooo:paragraph-rsid="0007060b"/>
    </style:style>
    <style:style style:name="P3" style:family="paragraph" style:parent-style-name="Text_20_body">
      <style:text-properties style:font-name="Arial" officeooo:rsid="00c1116f" officeooo:paragraph-rsid="000ceb7b"/>
    </style:style>
    <style:style style:name="P4" style:family="paragraph" style:parent-style-name="Text_20_body">
      <style:text-properties style:font-name="Arial" officeooo:rsid="00bbf2d4" officeooo:paragraph-rsid="000ceb7b"/>
    </style:style>
    <style:style style:name="P5" style:family="paragraph" style:parent-style-name="Text_20_body">
      <style:text-properties style:font-name="Arial" officeooo:rsid="003cb83b" officeooo:paragraph-rsid="000ceb7b"/>
    </style:style>
    <style:style style:name="P6" style:family="paragraph" style:parent-style-name="Text_20_body" style:list-style-name="L1">
      <style:text-properties style:font-name="Arial" officeooo:rsid="00bbf2d4" officeooo:paragraph-rsid="000ceb7b"/>
    </style:style>
    <style:style style:name="P7" style:family="paragraph" style:parent-style-name="Text_20_body">
      <style:text-properties style:font-name="Arial" officeooo:rsid="01150515" officeooo:paragraph-rsid="000ceb7b"/>
    </style:style>
    <style:style style:name="P8" style:family="paragraph" style:parent-style-name="Text_20_body">
      <style:text-properties style:font-name="Arial" officeooo:rsid="003df39e" officeooo:paragraph-rsid="000ceb7b"/>
    </style:style>
    <style:style style:name="T1" style:family="text">
      <style:text-properties officeooo:rsid="000ceb7b"/>
    </style:style>
    <style:style style:name="T2" style:family="text">
      <style:text-properties officeooo:rsid="0118ad7e"/>
    </style:style>
    <style:style style:name="T3" style:family="text">
      <style:text-properties officeooo:rsid="01150515"/>
    </style:style>
    <style:style style:name="T4" style:family="text">
      <style:text-properties officeooo:rsid="000fc91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18</text:span> Startup</text:p>
      <text:p text:style-name="P2"/>
      <text:p text:style-name="P3">Plug in Access Point</text:p>
      <text:p text:style-name="P4">Connect all devices to power</text:p>
      <text:p text:style-name="P4">Power on projectors <text:span text:style-name="T2">using Mega RS232 control – check all have started</text:span></text:p>
      <text:p text:style-name="P5">Power on the Simulator using the Power Switch located next to the throttle.</text:p>
      <text:p text:style-name="P5">Monitor startup actions of gauges and back panel lighting</text:p>
      <text:p text:style-name="P4">Power on Amplifier and set input to <text:span text:style-name="T3">DVD</text:span></text:p>
      <text:p text:style-name="P4">Wait until Projectors have completed their startup sequence</text:p>
      <text:p text:style-name="P4">Power on PC </text:p>
      <text:list text:style-name="L1">
        <text:list-item>
          <text:p text:style-name="P6">BIOS should be displayed on <text:span text:style-name="T4">Center Projector</text:span></text:p>
        </text:list-item>
      </text:list>
      <text:p text:style-name="P4">Logon to Windows </text:p>
      <text:list text:continue-numbering="true" text:style-name="L1">
        <text:list-item>
          <text:p text:style-name="P6">If floor is squashed – shutdown and restart</text:p>
        </text:list-item>
        <text:list-item>
          <text:p text:style-name="P6">Check all monitors are displaying desktop</text:p>
        </text:list-item>
      </text:list>
      <text:p text:style-name="P7">run CheckSim.cmd – ensure all devices are responding to pings</text:p>
      <text:p text:style-name="P8">Start SOCAT <text:span text:style-name="T3">cmd file </text:span>and validate all COM ports <text:span text:style-name="T3">count down to 0</text:span>.</text:p>
      <text:p text:style-name="P8">Start Fly Elise – <text:span text:style-name="T4">disable Windows Warping if enabled</text:span></text:p>
      <text:p text:style-name="P8">Start DCS</text:p>
      <text:p text:style-name="P8">Start Flight</text:p>
      <text:p text:style-name="P7">Enable Desktop Warpin<text:span text:style-name="T1">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8cm" fo:page-height="21.006cm" style:num-format="1" style:print-orientation="portrait" fo:margin-top="0.762cm" fo:margin-bottom="1.448cm" fo:margin-left="0.635cm" fo:margin-right="0.635cm" fo:border="0.51pt solid #000000" fo:padding="0.1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0:14:59.189032888</meta:creation-date>
    <dc:date>2025-03-09T09:49:52.279759199</dc:date>
    <meta:editing-duration>PT41M56S</meta:editing-duration>
    <meta:editing-cycles>7</meta:editing-cycles>
    <meta:generator>LibreOffice/24.8.4.2$MacOSX_AARCH64 LibreOffice_project/bb3cfa12c7b1bf994ecc5649a80400d06cd71002</meta:generator>
    <meta:print-date>2024-05-25T11:11:41.734287839</meta:print-date>
    <meta:document-statistic meta:table-count="0" meta:image-count="0" meta:object-count="0" meta:page-count="1" meta:paragraph-count="19" meta:word-count="126" meta:character-count="738" meta:non-whitespace-character-count="628"/>
  </office:meta>
</office:document-meta>
</file>